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43"/>
    <style:style style:name="ce19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8-12-09" calcext:value-type="date">
            <text:p>12/09/18</text:p>
          </table:table-cell>
          <table:table-cell table:style-name="ce10" office:value-type="date" office:date-value="2018-12-11" calcext:value-type="date">
            <text:p>12/11/18</text:p>
          </table:table-cell>
          <table:table-cell table:style-name="ce16" office:value-type="date" office:date-value="2018-12-13" calcext:value-type="date">
            <text:p>12/13/18</text:p>
          </table:table-cell>
          <table:table-cell table:style-name="ce16" office:value-type="date" office:date-value="2018-12-14" calcext:value-type="date">
            <text:p>12/14/18</text:p>
          </table:table-cell>
          <table:table-cell table:style-name="ce16" office:value-type="date" office:date-value="2018-12-15" calcext:value-type="date">
            <text:p>12/15/18</text:p>
          </table:table-cell>
          <table:table-cell table:style-name="ce16" office:value-type="date" office:date-value="2018-12-16" calcext:value-type="date">
            <text:p>12/16/18</text:p>
          </table:table-cell>
          <table:table-cell table:style-name="ce16" office:value-type="date" office:date-value="2018-12-19" calcext:value-type="date">
            <text:p>12/19/18</text:p>
          </table:table-cell>
          <table:table-cell table:style-name="ce16" office:value-type="date" office:date-value="2018-12-20" calcext:value-type="date">
            <text:p>12/20/18</text:p>
          </table:table-cell>
          <table:table-cell table:style-name="ce16" office:value-type="date" office:date-value="2018-12-22" calcext:value-type="date">
            <text:p>12/22/18</text:p>
          </table:table-cell>
          <table:table-cell table:style-name="ce16" office:value-type="date" office:date-value="2018-12-23" calcext:value-type="date">
            <text:p>12/23/18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7"/>
          <table:table-cell table:style-name="ce11" office:value-type="time" office:time-value="PT21H00M00S" calcext:value-type="time">
            <text:p>09:00:00 PM</text:p>
          </table:table-cell>
          <table:table-cell table:style-name="ce15" office:value-type="time" office:time-value="PT18H33M00S" calcext:value-type="time">
            <text:p>06:33:00 PM</text:p>
          </table:table-cell>
          <table:table-cell table:style-name="ce17" office:value-type="time" office:time-value="PT17H39M00S" calcext:value-type="time">
            <text:p>05:39:00 PM</text:p>
          </table:table-cell>
          <table:table-cell table:style-name="ce17" office:value-type="time" office:time-value="PT23H00M00S" calcext:value-type="time">
            <text:p>11:00:00 PM</text:p>
          </table:table-cell>
          <table:table-cell table:style-name="ce17" office:value-type="time" office:time-value="PT20H46M00S" calcext:value-type="time">
            <text:p>08:46:00 PM</text:p>
          </table:table-cell>
          <table:table-cell table:style-name="ce17" office:value-type="time" office:time-value="PT19H15M00S" calcext:value-type="time">
            <text:p>07:15:00 PM</text:p>
          </table:table-cell>
          <table:table-cell table:style-name="ce19" office:value-type="time" office:time-value="PT22H13M00S" calcext:value-type="time">
            <text:p>10:13:00 PM</text:p>
          </table:table-cell>
          <table:table-cell table:style-name="ce21" office:value-type="time" office:time-value="PT23H30M00S" calcext:value-type="time">
            <text:p>11:30:00 PM</text:p>
          </table:table-cell>
          <table:table-cell table:style-name="ce21" office:value-type="time" office:time-value="PT22H15M00S" calcext:value-type="time">
            <text:p>10:15:00 PM</text:p>
          </table:table-cell>
          <table:table-cell table:style-name="ce21" office:value-type="time" office:time-value="PT13H00M00S" calcext:value-type="time">
            <text:p>01:00:00 PM</text:p>
          </table:table-cell>
          <table:table-cell table:style-name="ce7" table:number-columns-repeated="1012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8"/>
          <table:table-cell table:style-name="Default" table:number-columns-repeated="2"/>
          <table:table-cell table:number-columns-repeated="4"/>
          <table:table-cell table:style-name="ce20" table:number-columns-repeated="144"/>
          <table:table-cell table:style-name="ce8" table:number-columns-repeated="872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4"/>
          <table:table-cell table:style-name="ce13"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A Warrior’s Call</text:p>
          </table:table-cell>
          <table:table-cell table:number-columns-repeated="4"/>
          <table:table-cell table:style-name="ce13" table:number-columns-repeated="4"/>
          <table:table-cell table:number-columns-repeated="2" table:style-name="ce13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3"/>
          <table:table-cell/>
          <table:table-cell table:style-name="ce14" office:value-type="time" office:time-value="PT21H54M00S" calcext:value-type="time">
            <text:p>09:54:00 PM</text:p>
          </table:table-cell>
          <table:table-cell/>
          <table:table-cell table:style-name="ce18" office:value-type="time" office:time-value="PT19H29M00S" calcext:value-type="time">
            <text:p>07:29:00 PM</text:p>
          </table:table-cell>
          <table:table-cell/>
          <table:table-cell table:style-name="ce18" office:value-type="time" office:time-value="PT23H06M00S" calcext:value-type="time">
            <text:p>11:06:00 PM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nd Time</text:p>
          </table:table-cell>
          <table:table-cell table:number-columns-repeated="3"/>
          <table:table-cell office:value-type="string" calcext:value-type="string">
            <text:p>+ Playing</text:p>
          </table:table-cell>
          <table:table-cell table:number-columns-repeated="2"/>
          <table:table-cell table:style-name="ce18" office:value-type="time" office:time-value="PT20H37M00S" calcext:value-type="time">
            <text:p>08:37:00 PM</text:p>
          </table:table-cell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3">00/00/0000</text:date>, <text:time style:data-style-name="N2" text:time-value="22:15:03.583230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23T22:30:33.082498381</dc:date>
    <meta:editing-duration>P1DT17H55M4S</meta:editing-duration>
    <meta:editing-cycles>17</meta:editing-cycles>
    <meta:document-statistic meta:table-count="1" meta:cell-count="138" meta:object-count="0"/>
  </office:meta>
</office:document-meta>
</file>